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Verdana" style:font-name-asian="Verdana" style:font-name-complex="Verdana" fo:font-size="12pt" style:font-size-asian="12pt" style:font-size-complex="12pt"/>
    </style:style>
    <style:style style:name="P2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3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4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5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6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7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8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9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10" style:parent-style-name="Normal" style:family="paragraph">
      <style:text-properties style:font-name="Verdana" style:font-name-asian="Verdana" style:font-name-complex="Verdana" fo:font-size="12pt" style:font-size-asian="12pt" style:font-size-complex="12pt"/>
    </style:style>
    <style:style style:name="T11" style:parent-style-name="Standardskriftforavsnitt" style:family="text">
      <style:text-properties style:font-name="Verdana" style:font-name-asian="Verdana" style:font-name-complex="Verdana" fo:font-size="12pt" style:font-size-asian="12pt" style:font-size-complex="12pt"/>
    </style:style>
  </office:automatic-styles>
  <office:body>
    <office:text text:use-soft-page-breaks="true">
      <text:p text:style-name="P1">Kravspesifikasjon Stein saks papir:</text:p>
      <text:p text:style-name="P2">Du mot datamaskina</text:p>
      <text:p text:style-name="P3"/>
      <text:p text:style-name="P4">3 knappar, ein for stein, ein for saks, og ein for<text:s/>papir</text:p>
      <text:p text:style-name="P5">Stein vinn over saks og tapar for papir</text:p>
      <text:p text:style-name="P6">Saks vinn over papir og tapar for stein</text:p>
      <text:p text:style-name="P7">Papir vinn over stein og tapar for saks</text:p>
      <text:p text:style-name="P8">Kva du har valgt og kva PC-en har valgt skal visast, og kven som vinn</text:p>
      <text:p text:style-name="P9"/>
      <text:p text:style-name="P10">Programmet skal telle vinn, tap, uavgjort og kor monge gongar du har spelt.<text:s/>Spelet endar når enten du eller PC-en når 5 poeng</text:p>
      <text:p text:style-name="Normal"><text:span text:style-name="T11">Når spelet sluttar kan du ikkje trykke på noko lenger, untatt start på nytt knapp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an Vikebakk</meta:initial-creator>
    <dc:creator>Johan Vikebakk</dc:creator>
    <meta:creation-date>2021-11-10T11:56:00Z</meta:creation-date>
    <dc:date>2021-11-10T11:56:00Z</dc:date>
    <meta:template xlink:href="Normal.dotm" xlink:type="simple"/>
    <meta:editing-cycles>1</meta:editing-cycles>
    <meta:editing-duration>PT0S</meta:editing-duration>
    <meta:document-statistic meta:page-count="1" meta:paragraph-count="1" meta:word-count="81" meta:character-count="513" meta:row-count="3" meta:non-whitespace-character-count="433"/>
  </office:meta>
</office:document-meta>
</file>